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0F0000000FA07665EF.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a1" style:family="table">
      <style:table-properties style:width="9.223cm" fo:margin-left="3.328cm" table:align="left"/>
    </style:style>
    <style:style style:name="Tabla1.A" style:family="table-column">
      <style:table-column-properties style:column-width="6.823cm"/>
    </style:style>
    <style:style style:name="Tabla1.B" style:family="table-column">
      <style:table-column-properties style:column-width="2.401cm"/>
    </style:style>
    <style:style style:name="Tabla1.A1" style:family="table-cell">
      <style:table-cell-properties fo:padding="0.097cm" fo:border-left="0.25pt solid #000000" fo:border-right="none" fo:border-top="0.25pt solid #000000" fo:border-bottom="0.25pt solid #000000"/>
    </style:style>
    <style:style style:name="Tabla1.B1" style:family="table-cell">
      <style:table-cell-properties fo:padding="0.097cm" fo:border="0.25pt solid #000000"/>
    </style:style>
    <style:style style:name="Tabla1.A2" style:family="table-cell">
      <style:table-cell-properties fo:padding="0.097cm" fo:border-left="0.25pt solid #000000" fo:border-right="none" fo:border-top="none" fo:border-bottom="0.25pt solid #000000"/>
    </style:style>
    <style:style style:name="Tabla1.B2" style:family="table-cell">
      <style:table-cell-properties fo:padding="0.097cm" fo:border-left="0.25pt solid #000000" fo:border-right="0.25pt solid #000000" fo:border-top="none" fo:border-bottom="0.25pt solid #000000"/>
    </style:style>
    <style:style style:name="P1" style:family="paragraph" style:parent-style-name="Table_20_Heading">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0dd4c9"/>
    </style:style>
    <style:style style:name="P4" style:family="paragraph" style:parent-style-name="Standard" style:list-style-name="L1">
      <style:paragraph-properties fo:text-align="justify" style:justify-single-word="false"/>
    </style:style>
    <style:style style:name="P5" style:family="paragraph" style:parent-style-name="Standard" style:list-style-name="L2">
      <style:paragraph-properties fo:text-align="justify" style:justify-single-word="false"/>
    </style:style>
    <style:style style:name="P6" style:family="paragraph" style:parent-style-name="Standard" style:list-style-name="L3">
      <style:paragraph-properties fo:text-align="justify" style:justify-single-word="false"/>
    </style:style>
    <style:style style:name="P7" style:family="paragraph" style:parent-style-name="Standard">
      <style:paragraph-properties fo:text-align="justify" style:justify-single-word="false"/>
      <style:text-properties fo:language="en" fo:country="US"/>
    </style:style>
    <style:style style:name="P8" style:family="paragraph" style:parent-style-name="Standard" style:master-page-name="MP0">
      <style:paragraph-properties fo:text-align="justify" style:justify-single-word="false" style:page-number="auto" fo:break-before="page"/>
    </style:style>
    <style:style style:name="P9" style:family="paragraph" style:parent-style-name="Título_20_1">
      <style:paragraph-properties fo:text-align="justify" style:justify-single-word="false"/>
    </style:style>
    <style:style style:name="P10" style:family="paragraph" style:parent-style-name="Title">
      <style:paragraph-properties fo:text-align="justify" style:justify-single-word="false"/>
    </style:style>
    <style:style style:name="P11" style:family="paragraph" style:parent-style-name="Table_20_Contents">
      <style:paragraph-properties fo:text-align="justify" style:justify-single-word="false"/>
    </style:style>
    <style:style style:name="T1" style:family="text">
      <style:text-properties fo:language="en" fo:country="US"/>
    </style:style>
    <style:style style:name="T2" style:family="text">
      <style:text-properties fo:language="en" fo:country="US" style:language-asian="en" style:country-asian="US" style:language-complex="ar" style:country-complex="SA"/>
    </style:style>
    <style:style style:name="T3" style:family="text">
      <style:text-properties fo:font-weight="bold" style:font-weight-asian="bold" style:font-weight-complex="bold"/>
    </style:style>
    <style:style style:name="T4" style:family="text">
      <style:text-properties fo:language="fr" fo:country="FR"/>
    </style:style>
    <style:style style:name="T5" style:family="text">
      <style:text-properties fo:language="es" fo:country="none"/>
    </style:style>
    <style:style style:name="T6" style:family="text">
      <style:text-properties officeooo:rsid="000dd4c9"/>
    </style:style>
    <style:style style:name="T7" style:family="text">
      <style:text-properties fo:font-style="italic" style:font-style-asian="italic" style:font-style-complex="italic"/>
    </style:style>
    <style:style style:name="T8" style:family="text">
      <style:text-properties fo:font-style="italic" officeooo:rsid="000dd4c9" style:font-style-asian="italic" style:font-style-complex="italic"/>
    </style:style>
    <style:style style:name="T9" style:family="text">
      <style:text-properties fo:font-style="italic" officeooo:rsid="000e5d55" style:font-style-asian="italic" style:font-style-complex="italic"/>
    </style:style>
    <style:style style:name="T10" style:family="text">
      <style:text-properties officeooo:rsid="000e5d55"/>
    </style:style>
    <style:style style:name="T11" style:family="text">
      <style:text-properties style:font-name="Courier New" fo:language="fr" fo:country="FR"/>
    </style:style>
    <style:style style:name="T12" style:family="text">
      <style:text-properties style:font-name="Courier New" fo:language="fr" fo:country="FR" style:text-underline-style="none"/>
    </style:style>
    <style:style style:name="T13" style:family="text">
      <style:text-properties fo:color="#000080" style:font-name="Courier New" fo:language="fr" fo:country="FR" style:text-underline-style="none" style:language-asian="zxx" style:country-asian="none" style:language-complex="zxx" style:country-complex="none"/>
    </style:style>
    <style:style style:name="T14" style:family="text">
      <style:text-properties fo:color="#000080" style:font-name="Courier New" fo:font-size="9pt" fo:language="fr" fo:country="FR" style:text-underline-style="none" style:font-size-asian="9pt" style:language-asian="zxx" style:country-asian="none" style:font-size-complex="9pt" style:language-complex="zxx" style:country-complex="none"/>
    </style:style>
    <style:style style:name="fr1" style:family="graphic" style:parent-style-name="Graphics">
      <style:graphic-properties style:wrap="none" style:vertical-pos="top" style:vertical-rel="paragraph" style:horizontal-pos="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image text:level="1" xlink:href="Pictures/100002000000000F0000000FA07665EF.gif" xlink:type="simple" xlink:show="embed" xlink:actuate="onLoad">
        <style:list-level-properties text:space-before="0.635cm" text:min-label-width="0.635cm" style:vertical-pos="middle" style:vertical-rel="line" fo:width="0.353cm" fo:height="0.353cm"/>
      </text:list-level-style-image>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image text:level="1" xlink:href="Pictures/100002000000000F0000000FA07665EF.gif" xlink:type="simple" xlink:show="embed" xlink:actuate="onLoad">
        <style:list-level-properties text:space-before="0.635cm" text:min-label-width="0.635cm" style:vertical-pos="middle" style:vertical-rel="line" fo:width="0.353cm" fo:height="0.353cm"/>
      </text:list-level-style-image>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image text:level="1" xlink:href="Pictures/100002000000000F0000000FA07665EF.gif" xlink:type="simple" xlink:show="embed" xlink:actuate="onLoad">
        <style:list-level-properties text:space-before="0.635cm" text:min-label-width="0.635cm" style:vertical-pos="middle" style:vertical-rel="line" fo:width="0.353cm" fo:height="0.353cm"/>
      </text:list-level-style-image>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Imagen1" text:anchor-type="paragraph" svg:width="6.511cm" style:rel-width="scale" svg:height="2.03cm" style:rel-height="scale" draw:z-index="0"><draw:image/></draw:frame><text:span text:style-name="Fuente_20_de_20_párrafo_20_predeter."><text:span text:style-name="T2"/></text:span></text:p>
      <text:p text:style-name="P10">PROYECTO DE TRABAJO DE FIN DE GRADO</text:p>
      <text:p text:style-name="P2"/>
      <text:p text:style-name="P2"><text:span text:style-name="Fuente_20_de_20_párrafo_20_predeter."><text:span text:style-name="T3">Apellidos y nombre del alumno:</text:span></text:span> PADRON JORGE, LAURA</text:p>
      <text:p text:style-name="P2"><text:span text:style-name="Fuente_20_de_20_párrafo_20_predeter."><text:span text:style-name="T3">DNI</text:span></text:span>: 79.089.251-W</text:p>
      <text:p text:style-name="P2"/>
      <text:p text:style-name="P2"><text:span text:style-name="Fuente_20_de_20_párrafo_20_predeter."><text:span text:style-name="T3">Apellidos y nombre del tutor:</text:span></text:span> DE SANDE GONZALEZ, FRANCISCO</text:p>
      <text:p text:style-name="P2"><text:span text:style-name="Fuente_20_de_20_párrafo_20_predeter."><text:span text:style-name="T3">DNI</text:span></text:span>:</text:p>
      <text:p text:style-name="P2"><text:span text:style-name="Fuente_20_de_20_párrafo_20_predeter."><text:span text:style-name="T3">Apellidos y nombre del cotutor:</text:span></text:span> -</text:p>
      <text:p text:style-name="P2"><text:span text:style-name="Fuente_20_de_20_párrafo_20_predeter."><text:span text:style-name="T3">DNI</text:span></text:span>:</text:p>
      <text:p text:style-name="P2"/>
      <text:p text:style-name="P2"><text:span text:style-name="Fuente_20_de_20_párrafo_20_predeter."><text:span text:style-name="T3">Título del Proyecto:</text:span></text:span> “BulletPoint. <text:span text:style-name="T6">Tecnología beacon en entornos universitarios</text:span>”.</text:p>
      <text:p text:style-name="P3"/>
      <text:h text:style-name="P9" text:outline-level="1">1. Introducción</text:h>
      <text:p text:style-name="P2"/>
      <text:p text:style-name="P2">Este documento <text:span text:style-name="T6">constituye </text:span>la presentación del trabajo de investigación y desarrollo que realizará la alumna para completar su Trabajo de Fin de Grado (TFG), <text:span text:style-name="T6">como culminación de</text:span> sus estudios del Grado en Ingeniería Informática cursados en la Escuela Superior de Ingeniería <text:span text:style-name="T6">y Tecnología </text:span>(<text:span text:style-name="T6">ESIT</text:span>) de la Universidad de la Laguna (ULL).</text:p>
      <text:p text:style-name="P2"/>
      <text:p text:style-name="P2">Este TFG tiene como objetivos principales ampliar los conocimientos de la alumna en diversas tecnologías:</text:p>
      <text:list xml:id="list424183425111005787" text:style-name="L1">
        <text:list-item>
          <text:p text:style-name="P4">Por un lado se pretende ampliar los conocimientos de l<text:span text:style-name="T6">a</text:span> alumn<text:span text:style-name="T6">a</text:span> en tecnologías móviles, en el Sistema Operativo Android y en el desarrollo de Aplicaciones para este S.O.</text:p>
        </text:list-item>
        <text:list-item>
          <text:p text:style-name="P4">Por otro lado se pretende que la alumna se familiarice con el uso de herramientas de Control de versiones <text:span text:style-name="T6">(</text:span>GitHub, Bitbucket, etc.<text:span text:style-name="T6">)</text:span> y de edición de textos <text:span text:style-name="T6">técnicos </text:span>utilizando LaTex.</text:p>
        </text:list-item>
        <text:list-item>
          <text:p text:style-name="P4">Otro objetivo presente en este TFG es que la alumna investigue y <text:span text:style-name="T6">profunfice en </text:span>una tecnología reciente en el mercado, los <text:span text:style-name="T8">b</text:span><text:span text:style-name="T7">eacons</text:span>, que si bien aún no tienen un impacto muy grande en el mercado, en unos años se espera que se empiece a utilizar en distintos ámbitos, <text:span text:style-name="T6">t</text:span>urismo, <text:span text:style-name="T6">e</text:span>nseñanza o en el ámbito <text:span text:style-name="T6">c</text:span>omercial.</text:p>
        </text:list-item>
        <text:list-item>
          <text:p text:style-name="P4">Asimismo, se espera que obtenga independencia en su trabajo, visión y planificación poniendo en marcha tareas de investigación, documentación, desarrollo y despliegue, utilizando tanto los conocimientos adquiridos durante la carrera, como aquellos que se irán aprendiendo durante el progreso de este trabajo.</text:p>
        </text:list-item>
      </text:list>
      <text:p text:style-name="P2"/>
      <text:h text:style-name="P9" text:outline-level="1">2. Antecedentes y estado actual del tema</text:h>
      <text:p text:style-name="P2"><text:s/>Android es un sistema operativo basado en Linux <text:span text:style-name="T6">que</text:span> surgió a partir de una idea: tener un nuevo software para dispositivos móviles con pantalla táctil.</text:p>
      <text:p text:style-name="P2">El sistema fue desarrollado por Android, Inc., que fue respaldada económicamente por Google y <text:span text:style-name="T6">posteriormente adquirida en 2005</text:span>. La compañía original era de Palo Alto, California (fundada en 2003). Entre los cofundadores de Android que se fueron a trabajar a Google están Andy Rubin (co-fundador de Danger), Rich Miner (co-fundador de Wildfire Communications, Inc.), Nick Sears <text:soft-page-break/>(alguna vez VP en T-Mobile), y Chris White (quien encabezó el diseño y el desarrollo de la interfaz en WebTV). Android se presentó en el 2007 junto con la Open Handset Alliance, un consorcio de compañías de hardware, software y telecomunicaciones, con la intención de avanzar en los estándares de los sistemas abiertos. El primer teléfono con Android fue el HTC Dream, que empezó a venderse en octubre del 2008. [1]</text:p>
      <text:p text:style-name="P2"/>
      <text:p text:style-name="P2">Desde que se empezaron a comercializar los “Smartphones” [2], los dispositivos móviles han sido algo que se ha instaurado en nuestra sociedad y que ya se concibe como la normalidad.</text:p>
      <text:p text:style-name="P2"/>
      <text:p text:style-name="P2">Cada vez desde más jóvenes se nos introduce al mundo de los dispositivos inteligentes y de las apps, son algo que, al igual que el móvil, van con nosotros a todas partes. Se conciben como una extensión de nosotros que nos proporcionan información y nos mantienen informados en todo momento de lo que nos interesa. Hoy en día existe casi una aplicación para cualquier cosa que te pueda interesar, y si no la encuentras comercializada aún, seguro que hay alguien trabajando en ella.</text:p>
      <text:p text:style-name="P2"/>
      <text:p text:style-name="P2">Con este panorama, las aplicaciones móviles no han hecho más que aumentar. Cada día nos encontramos más y más aplicaciones interesantes y novedosas en los repositorios de aplicaciones, y esto no hace más que aumentar.</text:p>
      <text:p text:style-name="P2"/>
      <text:p text:style-name="P2">Los <text:span text:style-name="T9">b</text:span><text:span text:style-name="T7">eacons</text:span> [3] sin embargo son más recientes que Android, hace apenas 3 años, en 2013 Apple anunció su estándar para trabajar con estos dispositivos <text:s/>“<text:span text:style-name="T6">iB</text:span>eacon” [4], y desde entonces esta tecnología no ha hecho más que extenderse, surgen nuevos estándares como el de Google “Eddystone” [5] y nuevos proveedores, entre ellos BlueSense, Estimote o Aruba. </text:p>
      <text:p text:style-name="P2"/>
      <text:p text:style-name="P2">Estos dispositivos prometen revolucionar el mercado, proporcionando una nueva manera de interactuar con el usuario de una aplicación. Normalmente <text:span text:style-name="T6">son los usuarios quienes </text:span>interact<text:span text:style-name="T6">úan</text:span> con la aplicación para obtener lo que <text:span text:style-name="T6">desean</text:span>, pero que pasaría si esto se invirtiera, ¿podríamos ser capaces de interactuar con nuestra realidad y que esto provocase una acción en nuestra aplicación?, efectivamente esto es posible y es el objetivo de estos dispositivos.</text:p>
      <text:p text:style-name="P2"/>
      <text:p text:style-name="P2">Actualmente los <text:span text:style-name="T7">beacons</text:span> son una tecnología en desarrollo pero ya muchas empresas están trabajando en esta tecnología con la intención de aumentar sus posibilidades en un futuro, en España aún no se ha extendido como en otros lugares pero parece que será cuestión de tiempo tal y como está creciendo el mercado.</text:p>
      <text:p text:style-name="P2"/>
      <text:h text:style-name="P9" text:outline-level="1">3. Actividades a realizar</text:h>
      <text:p text:style-name="P2"/>
      <text:p text:style-name="P2"><text:span text:style-name="T10">El propósito</text:span> de este trabajo es desarrollar un módulo dentro de una aplicación mayor, que suponemos será una aplicación universitaria para la ULL. Esta aplicación contendría servicios que la ULL pondría a disposición del alumnado y que estaría compuesta por diferentes módulos. Uno de los módulos será <text:span text:style-name="T6">el objeto de este TFG</text:span> y tendrá una relación directa con la tecnología <text:span text:style-name="T7">Beacons</text:span>.</text:p>
      <text:p text:style-name="P2"/>
      <text:p text:style-name="P2">A la hora de abordar el trabajo a realizar, se ha decidido descomponer este trabajo en una serie de actividades que se irán desarrollando en paralelo durante la ejecución del trabajo:</text:p>
      <text:p text:style-name="P2"/>
      <text:list xml:id="list4477340236290216330" text:style-name="L2">
        <text:list-item>
          <text:p text:style-name="P5">Labores de investigación de las tecnologías a utilizar en el proyecto.</text:p>
        </text:list-item>
        <text:list-item>
          <text:p text:style-name="P5">Configuración de un entorno de trabajo, utilizando las tecnologías que se consideren oportunas.</text:p>
        </text:list-item>
        <text:list-item>
          <text:p text:style-name="P5">Actividades de estimación, planificación y gestión del tiempo.</text:p>
        </text:list-item>
        <text:list-item>
          <text:p text:style-name="P5">Configuración de un repositorio para realizar un control de versiones quedando reflejados los cambios y modificaciones del proyecto.</text:p>
        </text:list-item>
        <text:list-item>
          <text:p text:style-name="P5">Diseño del módulo de la aplicación (BulletPoint).</text:p>
        </text:list-item>
        <text:list-item>
          <text:p text:style-name="P5"><text:soft-page-break/>Configuración del dispositivo <text:span text:style-name="T9">b</text:span><text:span text:style-name="T7">eacon</text:span> de transmisión de señales.</text:p>
        </text:list-item>
        <text:list-item>
          <text:p text:style-name="P5">Desarrollo de una memoria <text:span text:style-name="T10">del TFG </text:span>donde la alumna dejará constancia del desarrollo de su <text:span text:style-name="T10">trabajo</text:span>.</text:p>
        </text:list-item>
      </text:list>
      <text:p text:style-name="P2"/>
      <text:h text:style-name="P9" text:outline-level="1">4. Plan de Trabajo</text:h>
      <text:p text:style-name="P2"/>
      <text:p text:style-name="P2">La alumna trabajará de manera independiente, planificando reuniones semanales con el tutor del TFG. Se creará un plan inicial con todas las tareas a realizar, donde la alumna estimará el tiempo que considere oportuno para realizar cada tarea especificada en el apartado “Tareas a realizar”.</text:p>
      <text:p text:style-name="P2"/>
      <text:p text:style-name="P2">Se utilizará una metodología ágil que intenta, en cierta medida, emular a SCRUM, donde la alumna:</text:p>
      <text:p text:style-name="P2"/>
      <text:list xml:id="list1679309362328767770" text:style-name="L3">
        <text:list-item>
          <text:p text:style-name="P6">Se creará un “Backlog” con todas las tareas a realizar con un nivel de granularidad pequeño para una mejor estimación del tiempo de realización.</text:p>
        </text:list-item>
        <text:list-item>
          <text:p text:style-name="P6">Se planificarán unos “Sprints” de duración semanal en principio, que coincidirán con la reunión con el tutor.</text:p>
        </text:list-item>
        <text:list-item>
          <text:p text:style-name="P6">En estas reuniones se tomarán como tareas las acordadas entre el tutor y la alumna reorganizando la prioridad de estas y se procederá a trabajar en ellas durante el tiempo que se haya acordado.</text:p>
        </text:list-item>
        <text:list-item>
          <text:p text:style-name="P6">A la finalización de cada sprint se comentarán dificultades y posibles problemas.</text:p>
        </text:list-item>
      </text:list>
      <text:p text:style-name="P2"/>
      <text:h text:style-name="P9" text:outline-level="1">5. Propuesta de evaluación</text:h>
      <text:p text:style-name="P2"><text:s/></text:p>
      <table:table table:name="Tabla1" table:style-name="Tabla1">
        <table:table-column table:style-name="Tabla1.A"/>
        <table:table-column table:style-name="Tabla1.B"/>
        <table:table-row>
          <table:table-cell table:style-name="Tabla1.A1" office:value-type="string">
            <text:p text:style-name="P1">Si se consigue</text:p>
          </table:table-cell>
          <table:table-cell table:style-name="Tabla1.B1" office:value-type="string">
            <text:p text:style-name="P1">Calificación</text:p>
          </table:table-cell>
        </table:table-row>
        <table:table-row>
          <table:table-cell table:style-name="Tabla1.A2" office:value-type="string">
            <text:p text:style-name="P11">Realizar un diseño inicial de la aplicación</text:p>
          </table:table-cell>
          <table:table-cell table:style-name="Tabla1.B2" office:value-type="string">
            <text:p text:style-name="P11">4</text:p>
          </table:table-cell>
        </table:table-row>
        <table:table-row>
          <table:table-cell table:style-name="Tabla1.A2" office:value-type="string">
            <text:p text:style-name="P11">Codificar la librería para los servicios necesarios para trabajar con las <text:span text:style-name="T7">beacons</text:span> y con peticiones a servicios.</text:p>
          </table:table-cell>
          <table:table-cell table:style-name="Tabla1.B2" office:value-type="string">
            <text:p text:style-name="P11">6</text:p>
          </table:table-cell>
        </table:table-row>
        <table:table-row>
          <table:table-cell table:style-name="Tabla1.A2" office:value-type="string">
            <text:p text:style-name="P11">Realizar el módulo de la App funcional al 80%</text:p>
          </table:table-cell>
          <table:table-cell table:style-name="Tabla1.B2" office:value-type="string">
            <text:p text:style-name="P11">8</text:p>
          </table:table-cell>
        </table:table-row>
        <table:table-row>
          <table:table-cell table:style-name="Tabla1.A2" office:value-type="string">
            <text:p text:style-name="P11">Que la aplicación funcione correctamente al 100% y esté integrada en un esqueleto de una aplicación mayor de la ULL.</text:p>
          </table:table-cell>
          <table:table-cell table:style-name="Tabla1.B2" office:value-type="string">
            <text:p text:style-name="P11">10</text:p>
          </table:table-cell>
        </table:table-row>
      </table:table>
      <text:h text:style-name="P9" text:outline-level="1"/>
      <text:h text:style-name="P9" text:outline-level="1">6. Referencias</text:h>
      <text:p text:style-name="P2"/>
      <text:p text:style-name="P2"><text:span text:style-name="Fuente_20_de_20_párrafo_20_predeter."><text:span text:style-name="T4">[1] Android: </text:span></text:span><text:a xlink:type="simple" xlink:href="https://www.unocero.com/2013/09/23/la-historia-de-android/" office:target-frame-name="_top" xlink:show="replace"><text:span text:style-name="Hipervínculo"><text:span text:style-name="T12">https://www.unocero.com/2013/09/23/la-historia-de-android/</text:span></text:span></text:a></text:p>
      <text:p text:style-name="P2"><text:span text:style-name="Fuente_20_de_20_párrafo_20_predeter."><text:span text:style-name="T1">[2] Smartphone: </text:span></text:span><text:a xlink:type="simple" xlink:href="https://es.wikipedia.org/wiki/Teléfono_inteligente" office:target-frame-name="_top" xlink:show="replace"><text:span text:style-name="Hipervínculo"><text:span text:style-name="T14">https://es.wikipedia.org/wiki/Tel%C3%A9fono_inteligente</text:span></text:span></text:a></text:p>
      <text:p text:style-name="P2"><text:span text:style-name="Fuente_20_de_20_párrafo_20_predeter."><text:span text:style-name="T5">[3] Beacon: </text:span></text:span><text:a xlink:type="simple" xlink:href="http://www.forbes.com/sites/homaycotte/2015/09/01/beacon-technology-the-what-who-how-why-and-where/#6e1209dc4fc1" office:target-frame-name="_top" xlink:show="replace"><text:span text:style-name="Hipervínculo"><text:span text:style-name="T5">http://www.forbes.com/sites/homaycotte/2015/09/01/beacon-technology-the-what-who-how-why-and-where/#6e1209dc4fc1</text:span></text:span></text:a></text:p>
      <text:p text:style-name="P2">[4] IBeacon: <text:a xlink:type="simple" xlink:href="https://es.wikipedia.org/wiki/IBeacon" office:target-frame-name="_top" xlink:show="replace"><text:span text:style-name="Hipervínculo">https://es.wikipedia.org/wiki/IBeacon</text:span></text:a></text:p>
      <text:p text:style-name="P2"><text:span text:style-name="Fuente_20_de_20_párrafo_20_predeter."><text:span text:style-name="T1">[5] Eddystone: </text:span></text:span><text:a xlink:type="simple" xlink:href="https://en.wikipedia.org/wiki/Eddystone_(Google)" office:target-frame-name="_top" xlink:show="replace"><text:span text:style-name="Hipervínculo"><text:span text:style-name="T1">https://en.wikipedia.org/wiki/Eddystone_(Google)</text:span></text:span></text:a></text:p>
      <text:p text:style-name="P7"/>
      <text:p text:style-name="P2">La Laguna, <text:span text:style-name="T10">24 </text:span>de <text:span text:style-name="T10">febrero de 2016</text:span></text:p>
      <text:p text:style-name="P2"/>
      <text:p text:style-name="P2">Fdo.: <text:tab/><text:span text:style-name="T10">Francisco de San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Heading" style:next-style-name="Text_20_body" style:default-outline-level="1">
      <style:paragraph-properties fo:margin-left="0.7cm" fo:margin-right="0cm" fo:margin-top="0.199cm" fo:margin-bottom="0cm" style:contextual-spacing="false" fo:hyphenation-ladder-count="no-limit" fo:text-indent="-0.76cm" style:auto-text-indent="false">
        <style:tab-stops/>
      </style:paragraph-properties>
      <style:text-properties fo:font-weight="bold" style:font-weight-asian="bold" style:font-weight-complex="bold" fo:hyphenate="false"/>
    </style:style>
    <style:style style:name="Título_20_2" style:display-name="Título 2" style:family="paragraph" style:parent-style-name="Heading" style:next-style-name="Text_20_body" style:default-outline-level="2">
      <style:paragraph-properties fo:margin-top="0.353cm" fo:margin-bottom="0cm" style: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Epígrafe"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margin-top="0.499cm" fo:margin-bottom="0.21cm" style:contextual-spacing="false"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font-size="10pt" style:font-size-asian="10pt"/>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fo:font-size="10pt" style:font-size-asian="10pt"/>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fo:font-size="10pt" style:font-size-asian="10pt"/>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Modelo de PROYECTO DE TRABAJO DE FIN DE GRADO</dc:title>
    <dc:subject>TFG 2014-2015</dc:subject>
    <meta:initial-creator>Padron Jorge, Laura</meta:initial-creator>
    <dc:creator>F. de Sande</dc:creator>
    <meta:creation-date>2014-09-05T12:14:00Z</meta:creation-date>
    <dc:date>2016-02-24T19:45:29.882028190</dc:date>
    <meta:editing-cycles>2</meta:editing-cycles>
    <meta:editing-duration>P0D</meta:editing-duration>
    <meta:document-statistic meta:table-count="1" meta:image-count="1" meta:object-count="0" meta:page-count="3" meta:paragraph-count="61" meta:word-count="1185" meta:character-count="7601" meta:non-whitespace-character-count="6486"/>
    <meta:template xlink:type="simple" xlink:actuate="onRequest" xlink:title="" xlink:href="Normal.dotm"/>
  </office:meta>
</office:document-meta>
</file>